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1">
      <style:text-properties officeooo:paragraph-rsid="00086e46"/>
    </style:style>
    <style:style style:name="P7" style:family="paragraph" style:parent-style-name="Normal"/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086e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e4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67%"/>
    </style:style>
    <style:style style:name="T5" style:family="text">
      <style:text-properties style:text-position="sub 67%" fo:font-style="italic" style:font-style-asian="italic" style:font-style-complex="italic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style:text-position="super 67%"/>
    </style:style>
    <style:style style:name="T9" style:family="text">
      <style:text-properties style:language-asian="en" style:country-asian="US" style:language-complex="en" style:country-complex="US"/>
    </style:style>
    <style:style style:name="T10" style:family="text">
      <style:text-properties officeooo:rsid="00086e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GALENI PARAPHRASTAE<text:bookmark-end text:name="bookmark0"/></text:h>
      <text:h text:style-name="Heading_20_1" text:outline-level="1"><text:span text:style-name="Default_20_Paragraph_20_Font">M E N O D O T I</text:span></text:h>
      <text:h text:style-name="P6" text:outline-level="1"><text:bookmark-start text:name="bookmark2"/>ADHORTATIO AD ARTES ADDISCENDAS <text:bookmark-end text:name="bookmark2"/></text:h>
      <text:h text:style-name="Heading_20_2" text:outline-level="2">Cap. I. </text:h>
      <text:p text:style-name="P8">An animantia, quae dicuntur bruta, prorsus<text:line-break/>expertia sint rationis, nondum satis liquet. Fortassis enim,<text:line-break/>tametsi nour habent eam rationem, quae in voce sita est,<text:line-break/>nobiscum communem, quam vocant <text:span text:style-name="Default_20_Paragraph_20_Font"><text:span text:style-name="T3">enuntiativam,</text:span></text:span> certe<text:line-break/>eam, quae est in anima, quam <text:span text:style-name="Default_20_Paragraph_20_Font"><text:span text:style-name="T3">mente conceptam</text:span></text:span> ap-<text:line-break/>pellant, nobiscum habent communem omnia, licet alsa<text:line-break/>magis, alia minus. Perspicuum sane est hominem hac</text:p>
      <text:p text:style-name="P3">parte longe caeteris animantibus antecellere, cum ex<text:line-break/>illo, quod cernimus, quanta sit .artium multitudo, quas<text:line-break/>hoc animal tractat: tum ex hoc, quod solus homo,<text:line-break/>scientiae capax, quamcunque velit, artem percipit Cae-<text:line-break/>tera enim animalia fere omnia sunt artium expertis,<text:line-break/>si pauca quaedam hinc exclusas. Qulu his etiam<text:line-break/>ipsis natura magis, quam lustituto contigerunt artes.<text:line-break/>Caeterum nec apud illa quicquam est artium, quod homo<text:line-break/>non meditetur. Sed in arte texendi imitatus est araneas,<text:line-break/>in arte fingenda, quam plasticcn vocant, apes: necita-<text:line-break/>peritus est natandi, cum sit animal terrestre. Iam nec<text:line-break/>divinis artibus destituitur, imitans et.Aesculapii, quae<text:line-break/>eadem est Apollinis,, medicam artem, ac caeteras item<text:line-break/>omnes, quas habet Apollo, jaculandi, canendi, divi-<text:line-break/>nandi; ad haec quam uiiaqnaeque Musarum habet pe-<text:line-break/>culiarem. Nec geometriae, .nec astronomiae expers est.<text:line-break/>Verum et <text:span text:style-name="Default_20_Paragraph_20_Font"><text:span text:style-name="T3">ea, quae subter terram fiunt, et</text:span></text:span> ea, <text:span text:style-name="Default_20_Paragraph_20_Font"><text:span text:style-name="T3">quae su-<text:line-break/>pra cossura sunt,</text:span></text:span> ut ait Findatur, <text:span text:style-name="Default_20_Paragraph_20_Font"><text:span text:style-name="T3">contemplatur. </text:span></text:span><text:span text:style-name="Default_20_Paragraph_20_Font"><text:span text:style-name="T5">C</text:span></text:span> Deni-</text:p>
      <text:p text:style-name="P3">que bonorum divinorum maximum sua sibi paravit in-<text:line-break/>dustria, philosophiam Has igitur ob causas, quamquam<text:line-break/>caeteris animantibusmon deest ratio, tamen solus homo<text:line-break/>vocatus ratione praeditus, quod omnibus antecellat.</text:p>
      <text:h text:style-name="Heading_20_2" text:outline-level="2">Cap. II. </text:h>
      <text:p text:style-name="P8">Quomodo igitur non turpe est, id, quod,<text:line-break/>unum nobis inest commune cum Diis, negligere, aliarum<text:line-break/>vero rerum studio teneri, ac spreta artium perceptione,<text:line-break/>fortunae nos ipsos committere? Cujus improbitatem nobis<text:line-break/>ob oculos ponere volentes prisci, non. sat habuere, eam<text:line-break/>repraesentare muliebri specie (quamquam hoc ipsum satis<text:line-break/>magnum erat amentiae signum) et picturis et statuis;- verum<text:line-break/>et clavum ei dederunt in manibus, ac pedibus subjecerunt.<text:line-break/>basiin figura sphaerae: tum et oculis eam privarunt; nimi-<text:line-break/>rnm his omnibus declarantes illius inconstantiam. Quem-<text:line-break/>admodum igitur in navi vehementer jactata tempestate,<text:line-break/>adeo, ut periculum sit, ne procellis ac' fluctibus obruta de-<text:line-break/>mergaturin profundum, perperam fecerit, qui coecogu-<text:line-break/>bernatori ’ clavum commiserit; itidem; opluor, in vita,</text:p>
      <text:p text:style-name="P3">cum hic in permultis aedibus (familiis) graviora fiant nau-<text:line-break/>fragia, quam sicaphis accidunt in mari, non recte judicarit,<text:line-break/>qui semet ipsum in tantis negotiis, undique circumstantibus<text:line-break/>ac vallantibus, coecas commiserit Deae, nec huic satis sta-<text:line-break/>bili. Adeo enim stupida ac demens est, ut plerumque bo-<text:line-break/>nis viris praeteritis, quorum oportebat haberi rationem,<text:line-break/>locupletet ludignos, ac ne id quidem constanter, sed tali-<text:line-break/>tisper, donec rursus (pari, qua dederat, temeritate) eri-<text:line-break/>piat donata. Hanc Deam sequitur turba non mediocris<text:line-break/>homluum ineruditorum, nunquam eodem in statu manen-<text:line-break/>tem, propter basis, cui institit, volubilitatem, quae illam<text:line-break/>huc illuc agit rapitque perque praecipitia nonnumquam,<text:line-break/>et in mare. Ibi pariter intereunt omnes, illam sequentes:<text:line-break/>at ipsa sola evadit illaesa atque incolumis, ridens interim<text:line-break/>plorantes et ipsius opem frustra implorantes. Atque ha-<text:line-break/>jusmodi sunt Fortunae facta.</text:p>
      <text:h text:style-name="Heading_20_2" text:outline-level="2">Cap, II<text:span text:style-name="T10">I</text:span></text:h>
      <text:p text:style-name="P8"><text:s/>Porro Mercurium, tamquam rationis domi-<text:line-break/>num ornnisque ortis auctorem, considera rursum, quam</text:p>
      <text:p text:style-name="P3">diversa., quamque pugnante cum Fortunae simulacro<text:line-break/>forma repraesentarunt illi prisci , tum picturis, tum<text:line-break/>statuis. Adolescens est maturus, nequaquam'habens spui-<text:line-break/>chritudinem adscititium; aut artificio comptorurn additam,<text:line-break/>sed nativam quamdam, ut ex ea reluceat animi virtus.<text:line-break/>Est autem hilari vultu, oculis acribus. Basis autem, cui<text:line-break/>insistit, est omnium figurarum firmissima, minimeque <text:span text:style-name="Default_20_Paragraph_20_Font"><text:span text:style-name="T6">νοί</text:span></text:span><text:span text:style-name="Default_20_Paragraph_20_Font"><text:span text:style-name="T7"><text:line-break/></text:span></text:span>labilis, videlicet undique quatuor angulis nitens tessera.<text:line-break/>Interdum et nilum Deum hac figura repraesentanti Vi-'<text:line-break/>deas autem et hujus cultores similiter hilares, quemad-<text:line-break/>modum est is, quem sequuntur, nec unquam de illo<text:line-break/>querentes, quod solent ii, qui sequuntur Fortunam.'<text:line-break/>Nec destituuntur uhquam, nec sej unguntur ab eo , sed<text:line-break/>perpetuo sequuntur illum et illius providentia fruuntur.</text:p>
      <text:h text:style-name="Heading_20_2" text:outline-level="2">Cap. IV. </text:h>
      <text:p text:style-name="P8">Contra, qui Fortunam sequuntur, videre<text:line-break/>licet inertes ac disciplinarum 'rudes,' spe semper duxi<text:line-break/>cumque currente Dea currere, alios quidem propius,<text:line-break/>alios vero procul; nonnullos vero etiam ab illius manu<text:line-break/>pendere. Inter bos omnes videbis et Crociam illum</text:p>
      <text:p text:style-name="P3">Lydum et Polycratcm Samium, ac fortassis miraberis<text:line-break/>alteri quidem Pactolum fluentem (serentem) aurum, al-<text:line-break/>teri vero marinos etiam pisces servientes. Cum his rur-<text:line-break/>sum et Cyrum videbis et Priainuin et Dionysium. Verum<text:line-break/>paula post ex his ipsis haud eodem in statu conspicies<text:line-break/>Polycratem cruci affixum, tum Cyro subactum Crocfum:<text:line-break/>rursus Cyrum aliorum imperio subjectum: videbis et Pria-<text:line-break/>mum inclusum et Dionysium Corinthi. Quodsi contcm-<text:line-break/>pleris reliquos, qui procul insequuntur eam currentem,<text:line-break/>nec tamen assequuntur, nimirum prorsus oderis eum<text:line-break/>chorum. Sunt enim hic demagogi permulti, meretrices<text:line-break/>et scortatores et amicorum proditores: sunt et homicidae,<text:line-break/>et monumentorum perfossores ac rapaces. Complures<text:line-break/>item, qui ne Diis quidem pepercerint, verum et horum<text:line-break/>templa spoliaverint.</text:p>
      <text:h text:style-name="Heading_20_2" text:outline-level="2">Cap. V. </text:h>
      <text:p text:style-name="P8">Alter autem chororum <text:span text:style-name="Default_20_Paragraph_20_Font"><text:span text:style-name="T3">est hujustnodi; m<text:line-break/>hoc</text:span></text:span> omnes modesti et artium opifices, neque currunt,<text:line-break/>neque vociferantur, neque inter se decertant: sed inter</text:p>
      <text:p text:style-name="P3">illos medius est Deus, et circum hunc suo quisquc loco'<text:line-break/>dispositus, nec ordinem, quem cuique dedit Deus, de-<text:line-break/>serunt. Alii quidem Deo proximi sunt, et hunc ordine<text:line-break/>composito cingentes, videlicet geometrae, arithmetici,<text:line-break/>philosophi , medici , astronomi et grammatici. Hos<text:line-break/>sequitur alter chorus, pictores, plastae, grammati-<text:line-break/>stae, fabri et architecti, lapicidae. Post hos sequitur<text:line-break/>ordo tertius, reliquas artes omnes continens, sic in or-<text:line-break/>dinem digestis singulis, ut omnes tamen ad Demit ver-<text:line-break/>tant oculos communibus illius mandatis obtemperantes.<text:line-break/>Conspicies autem et hic multos cum ipso Deo, quartum<text:line-break/>quendam ordinem e caeteris selectum <text:span text:style-name="Default_20_Paragraph_20_Font"><text:span text:style-name="T3">efficientes,</text:span></text:span> non liua-<text:line-break/>les erant illi, qui Fortunam comitabantur. Non enim<text:line-break/>ex dignitatibus civilibus, neque ex generis claritate, ne-<text:line-break/>que ex divitiis consuevit Deus hic praestantissimos judi-<text:line-break/>care, sed qui cum virtute vitam agunt, quique in suis<text:line-break/>artibus excellunt, ipsiusque obsequuntur praeceptis ac le-<text:line-break/>gitime suas artes exercent: hos et magni facit et cae-</text:p>
      <text:p text:style-name="P3">teris anteponit, eos femper sibi habens coniunctissimos.<text:line-break/>Hunc, ni fallor, chorum si cognoveris, qualis sit, non<text:line-break/>modo admiraberis, verum etiam adorabis. In hoc et<text:line-break/>Socrates et Homerus et Hippocrates et Plato et horam<text:line-break/>studiosi, quos pari cum Diis honore dignamur, tamquam<text:line-break/>legati ac ministri quidam Dei. Caeterorum autem omnium<text:line-break/>nemo est, qui ab eo unquam est neglectus. Non<text:line-break/>felem enim praesentium curam habet, verum etiam et<text:line-break/>navigantibus adest,, nec in naufragio destituit. Aristis-<text:line-break/>pus saltem, cum aliquando navigans, fracta scapha, lu<text:line-break/>littus Syracusanum ejectus esset, primum quidem bono<text:line-break/>animo esse coepit, cum in arena vidisset descriptas lineas<text:line-break/>geometricas: reputabat enim fele ad Graecos ac sapientes<text:line-break/>viros, non ad barbaros venisse. Post eum venisset lu<text:line-break/>Syracusiarum gymnasium, et hosce verius pronuntiasset:</text:p>
      <text:p text:style-name="P1"><text:span text:style-name="Default_20_Paragraph_20_Font"><text:span text:style-name="T3">Quis Oedipum in diem vagantem et exulem<text:line-break/>Bonis recipiet hoc die rarissimis?</text:span></text:span></text:p>
      <text:p text:style-name="Normal">et habuit, qui ipsimi convenirent et agnito protinus omnia.</text:p>
      <text:p text:style-name="P3"><text:span text:style-name="Default_20_Paragraph_20_Font"><text:span text:style-name="T1">quibus opus erat, impertirent. Deinde cum essent, qui<text:line-break/>Cyrenen , illius patriam , navigaturi percunctarentur,<text:line-break/></text:span></text:span><text:span text:style-name="Default_20_Paragraph_20_Font"><text:span text:style-name="T3">numquid suis renuntiari vellet; Iubete,</text:span></text:span><text:span text:style-name="Default_20_Paragraph_20_Font"><text:span text:style-name="T1"> inquit, </text:span></text:span><text:span text:style-name="Default_20_Paragraph_20_Font"><text:span text:style-name="T3">illos has<text:line-break/>sibi parare possessiones, quae, navi fracta, simul enatant<text:line-break/>cum pogssejssore.</text:span></text:span></text:p>
      <text:h text:style-name="Heading_20_2" text:outline-level="2"><text:span text:style-name="Default_20_Paragraph_20_Font"><text:span text:style-name="T1">Cap. </text:span></text:span><text:span text:style-name="Default_20_Paragraph_20_Font"><text:span text:style-name="T2">VI</text:span></text:span></text:h>
      <text:p text:style-name="P8"><text:span text:style-name="Default_20_Paragraph_20_Font"><text:span text:style-name="T1"><text:s/>si At multi miseri omnia ad divitias re-<text:line-break/>ferentes, quum in talia tempora inciderint, aurum<text:line-break/>vel argentum arripientes, illoque corpus circumdan-<text:line-break/>tes , suam sibi animam perdiderunt: ne id quidem<text:line-break/>apud fe reputantes, quod ipsi ex brutis animantibus<text:line-break/>ea potissimum amplectuntur, quae sunt artibus ornata.<text:line-break/>Siquidem equos ad bellum edoctos, et canes venan-<text:line-break/>di peritos caeteris anteponunt, quin et servos curant<text:line-break/>artibus instituendos , et frequenter in eos plurimam<text:line-break/>impendunt pecuniam: se vero ipsos negligunt. Quid ?<text:line-break/>annon turpe videtur , famulum nonnumquam aesti-<text:line-break/>mari drachmarum decem millibus, ipsum autem domi-<text:line-break/>nttm ne unius quidem haberi? Quid autem dixi unius ?</text:span></text:span></text:p>
      <text:p text:style-name="P2">nemo talem vel gratis acceperit in famulitium. Annon<text:line-break/>tandem fe solos vilissimos omnium reddiderunt, qui soli<text:line-break/>nullam artem didicerint? Etenim quum bruta quoque<text:line-break/>artium exercitationibus erudiant, et servum ignavum<text:line-break/>nulliusque peritum artis nullo pretio dignum judicent:<text:line-break/>curent autem et agros et reliquas possessiones, ut quae-<text:line-break/>que, quantum fieri potest, sit quam optima, seipsos solos<text:line-break/>negligant, ne hoc quidem intelligentes, animam habeant,<text:line-break/>nec ne: perspicuum est, eos similes esse famulis con-<text:line-break/>temtissimis, ut jam aliquis tali homini adstans merito<text:line-break/>verbis hujuscemodi illum alloquatur: O homo, familia<text:line-break/>quidem tua tibi recte habet, mancipia omnia, et equi<text:line-break/>et canes et agri et quidquid poflides bene compositum<text:line-break/>est: at ipse tu parum curatus es. Praeclare igitur De-<text:line-break/>mostbenes et Diogenes, quorum alter divites indoctos ap-<text:line-break/>pellavit <text:span text:style-name="Default_20_Paragraph_20_Font"><text:span text:style-name="T3">oves onusias aureo vellere:</text:span></text:span> alter dixit eos similes<text:line-break/>ficis arboribus, in praeruptis locis stantibus. Nam harum<text:line-break/>fructibus non homines, sed corvos et graculos vesci: sic<text:line-break/>horum pecunias nulli esse usui viris probis, verum ab</text:p>
      <text:p text:style-name="P3">assentatoribus consumi, qui quidem, si sic acciderit, ut<text:line-break/>nihil sit reliquum, sorte obvios factos praetereunt, per-<text:line-break/>inde quasi ne nossent quidem. Unde quidam non in-<text:line-break/>elegans dixit istos similes fontibus. Etenim qui prius<text:line-break/>e fontibus aquari solent, simulatque fontes aquam non<text:line-break/>amplius habeant, sublatis vestibus iisdem admingere lb-<text:line-break/>lent. Et sane videtur aequum, qui nulla re suspiciendi<text:line-break/>sunt, nisi ob divitias, simulatque his spoliati fuerint,<text:line-break/>pariter et illis spoliari, quae ob divitias habeant. Quid<text:line-break/>enim isti facerent, qui nullum proprium possident bo-,<text:line-break/>num, sed perpetuo pendent ab alienis et a rebus for-<text:line-break/>tuitis ?</text:p>
      <text:h text:style-name="Heading_20_2" text:outline-level="2">Cap. VII. </text:h>
      <text:p text:style-name="P8">Tales autem et ii sunt, qui generis<text:line-break/>nobilitatem venditant et hinc sibi placentes tollunt<text:line-break/>cristam. Nam et isti, quoniam propriis bonis carent,<text:line-break/>ad majorum imagines confugiunt; non saltem hoc in-<text:line-break/>telligentes, quod ista generis nobilitas, qua gloriati—<text:line-break/>tur, similis est singularum urbium numismatibus, quae</text:p>
      <text:p text:style-name="P3">apud eos quidem valent, qui instituerunt, apud alios<text:line-break/>vero adulterina habentur.</text:p>
      <text:p text:style-name="P1"><text:span text:style-name="Default_20_Paragraph_20_Font"><text:span text:style-name="T3">Annon te in altum generis evexit decus?</text:span></text:span></text:p>
      <text:p text:style-name="P1"><text:span text:style-name="Default_20_Paragraph_20_Font"><text:span text:style-name="T3">Malum est egere: non alebat me genus.</text:span></text:span></text:p>
      <text:p text:style-name="Normal"><text:span text:style-name="Default_20_Paragraph_20_Font"><text:span text:style-name="T3">Praeclarus</text:span></text:span> igitur, ut ait Plato, <text:span text:style-name="Default_20_Paragraph_20_Font"><text:span text:style-name="T3">thesaurus est parentum<text:line-break/>virtutes;</text:span></text:span> sed praeclarius est huic opponere poste Sthe-<text:line-break/>neli dictum:</text:p>
      <text:p text:style-name="P1"><text:span text:style-name="Default_20_Paragraph_20_Font"><text:span text:style-name="T3">Atqui nos patribus longe praestamus avisque.</text:span></text:span></text:p>
      <text:p text:style-name="Normal">Nam si qua omnino est nobilitatis utilitas, ea sola<text:line-break/>est, quod, proposito exemplo domestico, hinc accenditur<text:line-break/>studium imitandi. Proinde si degeneramus a majorum<text:line-break/>virtute, merito discrucientur illi, si quis modo Tensus<text:line-break/>insit defunctis x nobis autem tanto plus est dedecoris,<text:line-break/>quanto genus est illustrius. Si quidem imperiti, qui ge-<text:line-break/>nere sunt prorsus obscuro, hoc lucrifaciunt, quod ple-<text:line-break/>rique nesciunt, quales sint. Caeterum quos decus et<text:line-break/>claritudo generis non sinit latere, quid fructus ferunt</text:p>
      <text:p text:style-name="P3">ex nobilitate, nisi ut illorum infelicitas sit illustrior? Et<text:line-break/>sane qui generi suo non respondent, majore reprehensione<text:line-break/>digni sunt, quam obscuro loco nati. Itaque sit, ut, si<text:line-break/>vecors praedicet claritatem generis, declaret, suum ipsius<text:line-break/>vitium minus venia dignum esse. Neque enim eadem<text:line-break/>trutina aestimamus aut exploramus plebejos homines, qua<text:line-break/>claro genere natos. Sed illos, si vel mediocri virtute<text:line-break/>praediti sint, probamus et amplectimur, quod deest eo-<text:line-break/>rum virtuti, generis obscuritati attribuentes. Rursus hos,<text:line-break/>qui nihil habent dignum imaginibus majorum, etiamsi<text:line-break/>caeteris omnibus antecellant, nondum tamen suspicimus.<text:line-break/>Proinde, si quis sapit, ad exercendam artem sese con-<text:line-break/>ferat, per quam, si nobilis suerit, videbitur genere. non<text:line-break/>indignus: sin minus, ipse genus ornabit suum: veterem<text:line-break/>illum Themistoclem imitatus, cui quum probro objice-<text:line-break/>retur, quod nothus esset, <text:span text:style-name="Default_20_Paragraph_20_Font"><text:span text:style-name="T3">At ego,</text:span></text:span> inquit, <text:span text:style-name="Default_20_Paragraph_20_Font"><text:span text:style-name="T3">posceris meis<text:line-break/>auctor ero generis; ac meum quidem genus a me inci-<text:line-break/>piet, tuum vero in te desinet.</text:span></text:span> Vides, non obstitisse Ana-<text:line-break/>charsidi Scythae, quominus esset in admiratione et inter</text:p>
      <text:p text:style-name="P3">sapientes muneretur, tametsi genere barbarus esset. Huic<text:line-break/>quum quidam exprobraret, quod genere barbarus esset<text:line-break/>ac Scytha, <text:span text:style-name="Default_20_Paragraph_20_Font"><text:span text:style-name="T3">Mihi quidem,</text:span></text:span> inquit, <text:span text:style-name="Default_20_Paragraph_20_Font"><text:span text:style-name="T3">patria dedecori est,<text:line-break/>tu vero patriae;</text:span></text:span> egregie admodum increpans hominem<text:line-break/>nihili, nec alia re, quam patriae nomine gloriantem.<text:line-break/>Quod si fixius et attentius contempleris res hominum;<text:line-break/>comperies, non homines factos illustres ex civitatibus, sed<text:line-break/>Contra per viros bonos et artibus praestantes horum patrias<text:line-break/>fuisse nobilitatas. Etenim quod nomen, aut quam digni-<text:line-break/>tatem habuissent Stagira, nisi per Aristotelem conti-<text:line-break/>gisset? Rursus quae Solorum fuisset dignitas, nisi per<text:line-break/>Aratum et Chrystppum ? quin et Athenarum nomen<text:line-break/>unde tam procul dimanavit? non ob terrae foecundita-<text:line-break/>tem: habuit enim agros parum feraces: sed per eos po-<text:line-break/>tius, qui illic nati sunt, quorum plerique, dum in vi-<text:line-break/>ros optimos evaserunt, nonnullam suae gloriae portio-<text:line-break/>nem impertierunt et patriae. Hoc autem esse verissimum<text:line-break/>evidentissime, perspicies, si tecum reputes Hyperbolum<text:line-break/>et Cleonem, quibus ad nihil aliud, profuit Athenarum</text:p>
      <text:p text:style-name="P3">nobilitas, nisi ut illorum maleficia nobilitata magis essent<text:line-break/>atque testata.</text:p>
      <text:p text:style-name="P1"><text:span text:style-name="Default_20_Paragraph_20_Font"><text:span text:style-name="T3">Quondam Boeotios vocabant sues,<text:line-break/></text:span></text:span>inquit Pindarus. Et idem rursus:</text:p>
      <text:p text:style-name="P1"><text:span text:style-name="Default_20_Paragraph_20_Font"><text:span text:style-name="T3">An effugimus Boeotiam</text:span></text:span></text:p>
      <text:p text:style-name="P1"><text:span text:style-name="Default_20_Paragraph_20_Font"><text:span text:style-name="T3">Suem ?</text:span></text:span></text:p>
      <text:p text:style-name="Normal">volens totius sere gentis de imperitia probrum aboleri<text:line-break/>per setam poeticam.</text:p>
      <text:p text:style-name="P1">Cap. VIII. Jam vero et legislatorem Atheniensem for-<text:line-break/>tasse laudarit aliquis, qui vetuit parentem alimoniae jus<text:line-break/>a filio petere, quem nullam artem docuisset. Cum id<text:line-break/>potissimum temporis oninis ars exerceatur, quum cor-<text:line-break/>pora maxime vigent, multis usu venire solet, ut ob cor-<text:line-break/>poris formam conspicui animum negligant, deinde sero<text:line-break/>frustraque deplorent, dicentes:</text:p>
      <text:p text:style-name="Normal"><text:span text:style-name="Default_20_Paragraph_20_Font"><text:span text:style-name="T3">Utinam forma, quae me perdidit,<text:line-break/>Pereat male!</text:span></text:span></text:p>
      <text:p text:style-name="P3">Tum illis et illud Solonis in mentem venit, qui ju-<text:line-break/>bet inprimis <text:span text:style-name="Default_20_Paragraph_20_Font"><text:span text:style-name="T3">spectari vitae finem.</text:span></text:span> Deinde et lenectu-<text:line-break/>tem incusant, cum se ipsos debuissent incusare: Euri-<text:line-break/>pidemque laudant dicentem:</text:p>
      <text:p text:style-name="Normal"><text:span text:style-name="Default_20_Paragraph_20_Font"><text:span text:style-name="T3">non enim tutum est.</text:span></text:span></text:p>
      <text:p text:style-name="Normal"><text:span text:style-name="Default_20_Paragraph_20_Font"><text:span text:style-name="T3">Pulchritudinem supra quam mediocrem parasse.</text:span></text:span></text:p>
      <text:p text:style-name="Normal">Praestat igitur intelligere, adolescentium formam ver-<text:line-break/>nis floribus similem esse, ut quae voluptatem habeat<text:line-break/>temporariam, limulque laudare Lesbiae dictum :</text:p>
      <text:p text:style-name="P1"><text:span text:style-name="Default_20_Paragraph_20_Font"><text:span text:style-name="T3">Nam qui formosus est, tantisper est, dum cernitur;</text:span></text:span></text:p>
      <text:p text:style-name="P1"><text:span text:style-name="Default_20_Paragraph_20_Font"><text:span text:style-name="T3">At quisquis bonus est, protinus et formosus erit.</text:span></text:span></text:p>
      <text:p text:style-name="Normal">Parendum autem et Soloni, eandem sententiam profe-<text:line-break/>renti: Adversus senectutem, quae tanquam procella vehe-<text:line-break/>raens irruit, quaeque non calceamentis solum et vestitu,<text:line-break/>verum et domicilio commodo aliisque innumeris rebus<text:line-break/>eget, adversus hanc igitur nos probi gubernatoris ex-<text:line-break/>emplo multo ante velut in venturam tempestatem opor-<text:line-break/>tere praeparatos esse. Miserum enim illud est:</text:p>
      <text:p text:style-name="Normal"><text:span text:style-name="Default_20_Paragraph_20_Font"><text:span text:style-name="T3">Vecors intelligit acta.</text:span></text:span></text:p>
      <text:p text:style-name="P3">Ad quid enim dixeris utilem esse formam adolescentis<text:line-break/>nulla excultam arse? Num ad bellum? Atqui non abs<text:line-break/>re quis illud Homericum in tales jaculetur:</text:p>
      <text:p text:style-name="P1"><text:span text:style-name="Default_20_Paragraph_20_Font"><text:span text:style-name="T3">Quin tu consugii tractas mulcentia facta!</text:span></text:span></text:p>
      <text:p text:style-name="P1"><text:span text:style-name="Default_20_Paragraph_20_Font"><text:span text:style-name="T3">Ito domum d tracta tibi convenientia sueta!</text:span></text:span></text:p>
      <text:p text:style-name="Normal">Siquidem Nileus</text:p>
      <text:p text:style-name="P1"><text:span text:style-name="Default_20_Paragraph_20_Font"><text:span text:style-name="T3">Venerat ad Trojam cunctis formosior unus.<text:line-break/>Verum mollis erat.</text:span></text:span></text:p>
      <text:p text:style-name="Normal">Eoque non nisi semel hujus meminit Homerus in recyn-<text:line-break/>sendis navibus, haud quidem ob aliud, mea sententia,<text:line-break/>nisi ut declararet, quam sint inutiles viri forma prae-<text:line-break/>stantiiïimi, quoties illis praeter formam nihil adest, quod<text:line-break/>ad usum Antae conducat. Neque vero ad parandas opes,<text:line-break/>quod improbi quidam et perditi homines dicere non ve-<text:line-break/>rentur, utilis est forma: cum liberalis honcstus firmus?<text:line-break/>que pecuniarum census ex arte parari soleat: reditus<text:line-break/>vero ex corporis forma turpis semper et infantis sit.<text:line-break/>Oportet igitur adolescentem juxta vetus praeceptum</text:p>
      <text:p text:style-name="P3">suam ipsius formam ad speculum contemplari, qui si fe<text:line-break/>conspexerit facie pulchra, advigilandum est, ut talis sit<text:line-break/>et animus, e.xistimetque vehementer absurdum in formoso<text:line-break/>corpore animum habitare deformem; rursus si se viderit<text:line-break/>forma corporis infelici, tanto majori audio animum ex-<text:line-break/>colet, ut dicere possit illud Homcricum:</text:p>
      <text:p text:style-name="Normal"><text:span text:style-name="Default_20_Paragraph_20_Font"><text:span text:style-name="T3">Est alius, cui forma parum sit corpore felix.<text:line-break/>Sed comptis formam verbis Dens ornat, et illi<text:line-break/>Defixis oculis vultum hujus cernere gaudent.<text:line-break/>Ille sine offensu loquitur, placido ora rubore<text:line-break/>Suffusus, reliquosque foro toto eminet inter,<text:line-break/>Utque Deum adspiciunt, incedit quando per urbem.</text:span></text:span></text:p>
      <text:p text:style-name="Normal">Ex his igitur perspicuum est, iis, qui non prorsus mente<text:line-break/>carent, non esse negligenda artium studia, nec in divi-<text:line-break/>tiis aut formae venustate aut denique splendore generis<text:line-break/>spem esse ponendam rerum nostrarum. Atque haec qui-<text:line-break/>dem sufficiebant. Attamen melius, opinor, suerit ceu<text:line-break/>pulchrum epodon accincte Diogenis illud. Is cum apud</text:p>
      <text:p text:style-name="P3">quemdam acciperetur convivio, qui res omnes, quas pof-<text:line-break/>lidcbat, accurata providentia nitidae et instructas habebat,<text:line-break/>caeterum fui ipsius nullam curam habuerat, sereans vel-<text:line-break/>uti sputum ejecturus, cum undique circumspexisset, nihil<text:line-break/>vidit, in quod exspueret, sed in ipsum solum domus he-<text:line-break/>rum exspuit, llle cum indignaretur, rogaretque, quam<text:line-break/>ob caulam id faceret, respondit, se nihil in tota domo<text:line-break/>tam sordidum ac neglectum videre, quam esset ipse:<text:line-break/>nam parietes omnes egregiis picturis ornatos esse, pavi-<text:line-break/>mentum autem ex tessellis pretiosis esse concinnatum,<text:line-break/>deorumquc variis imaginibus distinctum, vasa omnia pura<text:line-break/>ac nitentia, quin stragulas et lectos pulchre magnifico-<text:line-break/>que artificio elaboratos esse: solum ipsum videri ne-<text:line-break/>glectum et incompositum: omnibus autem esse morem,<text:line-break/>ut in locum omnium, qui adsunt, inhonestissimum ex-<text:line-break/>spuant Ne committas igitur, adolescens, ut te praebeas<text:line-break/>dignum, in quem sputum ejiciatur, etiamsi reliqua omnia<text:line-break/>pulcherrima tibi videantur adesse. Rarum enim est istis<text:line-break/>simul uni versis potiri, ut idem pariter et nobilis sis et</text:p>
      <text:p text:style-name="P2">dives et formosus. Quodsi tibi sane simuI illa contingant<text:line-break/>aliquando, tamen absurdum suerit, te unum in omnibus<text:line-break/>tuis facultatibus videri conspuendum.</text:p>
      <text:h text:style-name="Heading_20_2" text:outline-level="2">Cap. IX.</text:h>
      <text:p text:style-name="P8"><text:s/>Agite igitur, o pueri, quicumque, audita<text:line-break/>mea oratione, ad cognoscendas artes animum appulisses,<text:line-break/>videte, ne quis unquam veterator et impostor homo vos<text:line-break/>aut inutiles artes aut improbas doceat; sed certum vobis<text:line-break/>exploratumque sit, quibus artibus nullus est propositus finis<text:line-break/>ad vitam utilis, has artes non este. Ac plane persua-<text:line-break/>sum habeo, de caeleris quidem vos ipsus perspicere, quod<text:line-break/>nihil istiusmodi rerum artis nomine sit dignum, veluti<text:line-break/>jaccre talos, ire per extentum limem, et rotatu cir-<text:line-break/>cumagi in gyrum sine vertigine; qualia ruerunt studia<text:line-break/>Myrpaecidae Atheniensis et Callicratis Lacedaemonii. Tan-<text:line-break/>tum athletarum exercitium suspectum habeo, ne veluti<text:line-break/>corporis robur pollicens, et gloriam apud vulgus conci-<text:line-break/>lians, publicitus etiam apud majores diurnis pecuniae<text:line-break/>largitionibus honoratum, parique in pretio habitum cum</text:p>
      <text:p text:style-name="P3">praestantissimis viris, decipiat aliquem adolescentem, eo-<text:line-break/>que seducat, ut hoc arti cuipiam anteponat. Unde sa-<text:line-break/>tius est adversus haec praeparatum et praemeditatum<text:line-break/>esse. Nam facile quisque fallitur lu his, quae non paulo<text:line-break/>ante praemeditatus secum mente pertractavit. Sane ge-<text:line-break/>nus hominum, o-pueri, communionem habet cum Diis<text:line-break/>et cum brutis animalibus. Cum illis quidem, quatenus<text:line-break/>utitur ratione; cum his vero, quatenus est mortale.<text:line-break/>Satius est igitur, ut, animis ad meliorem communionis<text:line-break/>partem adjectis, curemus eruditionem: quam assecuti,<text:line-break/>quod est in bonis summum, habebimus: sin eum non<text:line-break/>fuerimus assecuti, non tamen hoc nomine pudescemus,<text:line-break/>quod brutis ignavissimis simias facti luferiores. Athletica<text:line-break/>vero corporis exercitatio, si non contingat affectanti,<text:line-break/>turpissimum est: si maxime contingat,' nihilo tamen<text:line-break/>praestantior est brutis animantibus. Quis enim robusiior<text:line-break/>leonibus aut elephantis? Quis lepore velocior? Quis<text:line-break/>vero nescit, ipsus etiam Deos non ob aliud laudari,<text:line-break/>quam propter artes? adeo, ut ob has etiam eximios<text:line-break/>homines dignati simus divinis honoribus, non quod bene</text:p>
      <text:p text:style-name="P3">cucurrerint in stadiis <text:span text:style-name="Default_20_Paragraph_20_Font"><text:span text:style-name="T4">f</text:span></text:span> aut discum scite jecerint, aut in<text:line-break/>palaestra probe luctati sint, sed propter artium benefi-<text:line-break/>cium. Profecto Aescrtïiipius et Bacchus, sive quondam<text:line-break/>homines suerunt, sive Dii ab-luitio, summos honores<text:line-break/>promeruerunt: alter ob monstratam artem medendi, al-<text:line-break/>ter, quod nos docuerit vitium colendarum rationem.'<text:line-break/>Quod si mea fidem tibi non facit oratio, certe Pythii<text:line-break/>dui te moveat auctoritas. Hic est ille, qui et Socratem<text:line-break/>virorum omnium sapientissimum pronuntiavit, et Lycur-<text:line-break/>gunr assatus, hune in modum salutat:</text:p>
      <text:p text:style-name="Normal"><text:span text:style-name="Default_20_Paragraph_20_Font"><text:span text:style-name="T3">Huc advenisti ad mea ditia templa, Lycurge,<text:line-break/>crate fovi et cunctis, quibus altus habetur Olympus..<text:line-break/>At dubito, anne Deum te dico hominemde, Lycurge:<text:line-break/>Spero tamen, magis esce Deum nurnenque verendum.</text:span></text:span></text:p>
      <text:p text:style-name="Normal">Hic rursum idem videtur honorem haud mediocrem ha-<text:line-break/>buisse Arehilocho .mortuo. , Cum enim hujus interemptor,<text:line-break/>vellet illius templum ingredi, vetuit dicens:.. .</text:p>
      <text:p text:style-name="P1"><text:span text:style-name="Default_20_Paragraph_20_Font"><text:span text:style-name="T3">Occisor clari vatis , ne templa subito. '-</text:span></text:span></text:p>
      <text:p text:style-name="P2">Cap. X. Nunc mihi tu refer athletas hujusmodi<text:line-break/>titulis honoratos: at non facies, non enim habes, quod<text:line-break/>dicas, nisi forte testem aspernaris, velut ludignum, cui<text:line-break/>credatur. Videris enim tale quiddam fubludicare, dum<text:line-break/>fermonem refers ad vulgi testimonia, et nobis oblinis<text:line-break/>hujus laudationem. Et tamen neque morbo laborans, sat<text:line-break/>scio, te ipsum vulgo commiseris, sed ex omnibus paucis<text:line-break/>aliquot, atque his quidem medicae rei peritissimis : neque<text:line-break/>navigans enixis e numero vectorum, sed uni videlicet<text:line-break/>gubernatori. Denique in rebus minimis, si aedificas, fabro<text:line-break/>credis, si calceamentis egeas, coriario. Qui fit igitur,<text:line-break/>ut, ubi de rebus flammis contentio est, tibi vindices ju-<text:line-break/>dicandi potestatem, adimens eam his, qui plus sapiunt,<text:line-break/>quam tu? Nam in praesentia quidem omitto de diis fa-<text:line-break/>cere mentionem. Audi igitur, quid de athletis sentiat<text:line-break/>Euripides:</text:p>
      <text:p text:style-name="Normal"><text:span text:style-name="Default_20_Paragraph_20_Font"><text:span text:style-name="T3">Innumera cum sint mala per omnem Graeciam,<text:line-break/>Haud aliud ullum est pejus athletis genus.</text:span></text:span></text:p>
      <text:p text:style-name="P2"><text:span text:style-name="Default_20_Paragraph_20_Font"><text:span text:style-name="T3">Primum ii domi sibi consulunt parum bene.<text:line-break/>Nec liceat: etenim quomodo vir, qui siet<text:line-break/>Gutaeque siervns, atque ventri deditus.<text:line-break/>Opes pararet , unde viveret domi ?</text:span></text:span></text:p>
      <text:p text:style-name="P1"><text:span text:style-name="Default_20_Paragraph_20_Font"><text:span text:style-name="T3">Iggere rursus non potest, nec casibus</text:span></text:span></text:p>
      <text:p text:style-name="P1"><text:span text:style-name="Default_20_Paragraph_20_Font"><text:span text:style-name="T3">Servire; pravis nam afflicti moribus.<text:line-break/>Sunt duriores ad ferenda incommoda.</text:span></text:span></text:p>
      <text:h text:style-name="Normal" text:outline-level="2"><text:bookmark-start text:name="bookmark4"/>Jam ut inteiligas, et omnia, quorum studio tenentur isti,<text:line-break/>nihil habere utilitatis, audi rursus, quae dicit, li libet;<text:bookmark-end text:name="bookmark4"/></text:h>
      <text:p text:style-name="P1"><text:span text:style-name="Default_20_Paragraph_20_Font"><text:span text:style-name="T3">Quis enim in palaestra, quis pedum cursu valens.<text:line-break/>Feliciter versutus, aut disco bene<text:line-break/>Misso t aut probe sciteque mala icta viti.<text:line-break/>Patriae corona opem tulit parta suae ?</text:span></text:span></text:p>
      <text:p text:style-name="P4">Quod si cupis audire his etiam expressiora, ausculta:<text:line-break/><text:span text:style-name="Default_20_Paragraph_20_Font"><text:span text:style-name="T3">Num adversus hosies praeliabuntur, manu<text:line-break/>Discos ferentes, sive vibrata aspide,<text:line-break/>JKdibus ctlt basiem submovebant petilia?</text:span></text:span></text:p>
      <text:p text:style-name="P2"><text:span text:style-name="Default_20_Paragraph_20_Font"><text:span text:style-name="T3">Nullus profecto: vana fiunt omnia haec,<text:line-break/>. Ubi cominus ferrum micare coeperit.</text:span></text:span></text:p>
      <text:p text:style-name="Normal">Utrum, igitur Euripidem et hujus generis alios auctores<text:line-break/>rejiciemus, philosophis autem permittemus judicandi<text:line-break/>jus? Imo vero horum omnium suffragio, velut uno ore<text:line-break/>loquentium, damnatur istorum ars, adeo, ut eam nec<text:line-break/>medicorum quisquam probarit. Primum enim audies Hip-<text:line-break/>pocratem ita dicentem: <text:span text:style-name="Default_20_Paragraph_20_Font"><text:span text:style-name="T3">Affectio athletica non esisecundam<text:line-break/>naturam, melior esi habitus salubris:</text:span></text:span> delude optimos quos-<text:line-break/>que medicos, qui Hippocratis aetatem secuti sunt. Equi-<text:line-break/>dem nolim a testibus pendere judicium. Nam id oratorum<text:line-break/>est potius, quam hominis, apud quem in pretio sit ipsa<text:line-break/>veritas. Attamen, quoniam nonnulli coufugiunt ad<text:line-break/>multitudinis approbationem, et hinc inanem captant glo-<text:line-break/>riam, nec curant hoc exercitium rebus externis nuda-<text:line-break/>tum quale sit ipsum cousiderare, coactas sum et hic<text:line-break/>objicere testes, quo videlicet intelligant, fe ne hic qui-<text:line-break/>dem esse nobis superiores. Unde mihi non internpesti-<text:line-break/>vum videtur commemorare, quod fecit Phryne. Haec</text:p>
      <text:p text:style-name="P3">cum esset lu convivio quodam, in quo ludus hic ageba-<text:line-break/>tur, ut singuli per alces convivis imperarent, quae vel-<text:line-break/>leut, vidissetque adesse mulieres anchusa, cerussa et fuco<text:line-break/>pictas, jussit inserti aquam, moxque praecepit, ut omnes<text:line-break/>aquae immersas manus semel admoverent ad faciem, de-<text:line-break/>inde, ut illico linteo abstergerentur. Atque hoc ipsa pii-<text:line-break/>ma omnium fecit. Ac caeteris quidem omnibus foeminis<text:line-break/>facies maculis opplebatur: diceres, te videre quasdam ad<text:line-break/>terrorem arte factas imagines. Ipsa vero pulchrior ap-<text:line-break/>parebat , quam antea: sola enim carebat artificio formae,<text:line-break/>sed speciem habebat nativam, nem ad formae conamen-'<text:line-break/>dationem malas artes adhibens.' Quemadmodum ergo vera<text:line-break/>pulchritudo certe exploratur ipsa per fe<text:span text:style-name="Default_20_Paragraph_20_Font"><text:span text:style-name="T8">-</text:span></text:span> sula,- rebus<text:line-break/>omnibus foris accidentibus nudata: sic et athletarum<text:line-break/>exercitationem expendi convenit solum, an videatur ali-'<text:line-break/>quid utilitatis afferre vel publice civitatibus, vel priva-<text:line-break/>tim iis, a quibus exercetur.</text:p>
      <text:h text:style-name="Heading_20_2" text:outline-level="2">Cap. XI. </text:h>
      <text:p text:style-name="P8">Cum igitur variae sint bonorum specie?.</text:p>
      <text:p text:style-name="P3">quae insunt naturae, puta quae pertinent ad animum,’<text:line-break/>quae ad corpus', quae ad externa, nec praeter haec ul-<text:line-break/>lum aliud bonorum genus possit excogitari; cuivis per-<text:line-break/>sprcuum est, quod athleticam exercentes animi bona ne<text:line-break/>in fomuis quidem assecuti sint, quando prensus illud<text:line-break/>ignorant, an habeant animum: tantum abest, ut illum<text:line-break/>tciant esse rationis participem. Etenim cum semper ag-<text:line-break/>gerant vim carnium et sanguinis, habent animum suum<text:line-break/>veluti multo immersum coeno, ut' nihil exploratum cogni-<text:line-break/>tumque habeat, verum non rnluus stupidus sit, quam<text:line-break/>brutorum animae. At fortassis contendent athletae, tam-<text:line-break/>quam aliquod ex- bonis corporis adepti sinti Num igi-<text:line-break/>tur bonam valetudinem, qua nihil pretiosius, vindica-<text:line-break/>bunt? Atqui non alios reperies corporis affectione ma-<text:line-break/>gis periculosa ri siquidem Hippocrati fides habenda, qui<text:line-break/>dixit, <text:span text:style-name="Default_20_Paragraph_20_Font"><text:span text:style-name="T3">summe bonam corporis habitudinem perscntosarn<text:line-break/>esse,</text:span></text:span> quam affectant isti. Quin et illud ab Hippocrate<text:line-break/>recte dictum, <text:span text:style-name="Default_20_Paragraph_20_Font"><text:span text:style-name="T8">1</text:span></text:span> quod <text:span text:style-name="Default_20_Paragraph_20_Font"><text:span text:style-name="T3">sanitatis studium efi non satiari<text:line-break/>cibis, et impigrum esce ad labores,</text:span></text:span> laudatur ab omni-</text:p>
      <text:p text:style-name="P3">bus. At isti contra faciunt, dum et supra modum la-<text:line-break/>borant, et iidem supra modum explentur, et omnino<text:line-break/>senis illius sermonem, ceu Corybantum furore correpti,<text:line-break/>contemnunt. Nam ille demonstrans, quae vitae ratio sit<text:line-break/>accommodata tuendae bonae valetudini, dixit: <text:span text:style-name="Default_20_Paragraph_20_Font"><text:span text:style-name="T3">Labores,<text:line-break/>cibi, potus, /omni, venas, omnia moderata.</text:span></text:span> Isti vero<text:line-break/>quotidie, supra quam convenit, laboribus exercentur,<text:line-break/>et ingurgitant se nonnumquam e vi, et ad mediam us-<text:line-break/>que noctem producunt comessationes, ut aliquis non<text:line-break/>immerito torserit lu illos illud Homeri:</text:p>
      <text:p text:style-name="Normal"><text:span text:style-name="Default_20_Paragraph_20_Font"><text:span text:style-name="T3">Dormibunt reliqui Divique hominesque per omnem<text:line-break/>Noctem praedulci rescluti corpora sumtio;</text:span></text:span></text:p>
      <text:p text:style-name="P1"><text:span text:style-name="Default_20_Paragraph_20_Font"><text:span text:style-name="T3">At nullus miscros athletas scmnus habebat.</text:span></text:span></text:p>
      <text:p text:style-name="Normal">Itaque quemadmodum se habent in cibis et laboribus,<text:line-break/>eodem modo moderantur et somnum. Etenim quo terne<text:line-break/>pore caeteri juxta naturam viventes ab opere veniunt,<text:line-break/>et cibum requirunt, tum isti surgunt a somno: ut illo-<text:line-break/>rum vita similis videatur suillae: nisi quod sues noli</text:p>
      <text:p text:style-name="P3">ultra modum laborant, 'neque coguntur ad edendum i<text:line-break/>isti vero et haec faciunt, et nonnumquam iisdem rhodo-<text:line-break/>daphnis terga perstringuntur. Proinde priscus ille Hip-<text:span text:style-name="Default_20_Paragraph_20_Font"><text:span text:style-name="T8">4<text:line-break/></text:span></text:span>pocrates praeter haec, quae dicta sunt, addit et illa:<text:line-break/><text:span text:style-name="Default_20_Paragraph_20_Font"><text:span text:style-name="T3">Universim ac repente corpus explere vel inanire, vel<text:line-break/>calefacere, vel rescigerare, aut alio quocunque modo<text:line-break/>movere, periculosam est. Quicquid enim,</text:span></text:span> luquit, <text:span text:style-name="Default_20_Paragraph_20_Font"><text:span text:style-name="T3">est<text:line-break/>nimium, inimicum efi naturae.</text:span></text:span> Isti vero nec bis auscul-<text:line-break/>tant, nec aliis, quae bene ab hoc dicta transgrediun-<text:line-break/>tnr: quin potius utuntur omnibus, quae pugnant cum<text:line-break/>his praeceptis. Quapropter ego sane dixerim, istud vi-<text:line-break/>tae institutum non esse sanitatis, sed morini potius Hu-,<text:line-break/>dium. Nam id, ni fallor, sentit Hippocrates, cum alte<text:line-break/><text:span text:style-name="Default_20_Paragraph_20_Font"><text:span text:style-name="T3">Affictio athletica non est secundum naturam, sed habitus<text:line-break/>saluber melior.</text:span></text:span> His dictis non solum palam negavit, il-<text:line-break/>lorum exercitationem esse naturalem, verum ne habi-<text:line-break/>tum quidem appellarit eorum affectionem, spolians illos,<text:line-break/>etiam nominis honore, quo cuncti veteres appellare so-<text:line-break/>lent homines, qui vere sint bonae valetudinis. Siqui-</text:p>
      <text:p text:style-name="P3">dem habitus est affectio quaedam stabilis ac perpetua:<text:line-break/>contra athletarum ad summum progressa bona corporis<text:line-break/>habitudo' tum obnoxia periculo est, tum sacsse in di-<text:line-break/>versum mutabilis. Neque enim . recipit accessionem eo,<text:line-break/>quod ad summum pervenit; tum ex eo, quod eodem is<text:line-break/>statu consistere non potest, nihil .restat, nisi ut vergat<text:line-break/>in deterius. Atque hoc quidem in statu corpus est ipsis,<text:line-break/>dum athleticam exercent. Caeterum ubi discesserint ab<text:line-break/>exercitiis, multo pejns habent. Etenim nonnulli paulo<text:line-break/>post emoriuntur,, alii vero diutius quidem vivunt, at ne<text:line-break/>ipsi quidem perveniunt ad senectutem. Et ut jam ali-<text:line-break/>quando perveniant, nihil differunt a Litis Homericis,</text:p>
      <text:p text:style-name="Normal"><text:span text:style-name="Default_20_Paragraph_20_Font"><text:span text:style-name="T3">Claudi, rugosi, lusciosi, oculis orbi.</text:span></text:span></text:p>
      <text:p text:style-name="Normal">Quemadmodum enlur moenia tormentis concussa quovis<text:line-break/>incommodo corruunt, nec terrae motum," nec alium ul-<text:line-break/>lum graviorem insultum ferre possunt: itidem et athle-.<text:line-break/>tarum corpora attrita atque convulsa-plagis ac vulneri-<text:line-break/>bus,in arena acceptis, facile- ad quamlibet levem-occa-</text:p>
      <text:p text:style-name="P3">sionem laeduntur. Pronrde oculi plerumque ceu fossis<text:line-break/>cavati, quando jam vis abest resistendi, complentur de-<text:line-break/>stillationibus; dentes vero frequenti concussione labe-<text:line-break/>factati, progressu temporis destituti virtute, facile deci-<text:line-break/>dunt. Caeterum articulorum compages, ut frequenter<text:line-break/>intortae, adversius omnem violentiam foris, luculentum<text:line-break/>redduntur invalidae, quicquid semel ruptum fuit aut<text:line-break/>contractum, facile movetur. Itaque, quod ad bonam<text:line-break/>valetudinem attinet, 'palam est, nullum esse genus mi-<text:line-break/>ferins, quam athletarum. Unde non iniuria quis cos<text:line-break/>apposito cognomine vocatos dixerit athletas, vel quod<text:line-break/>ab athleta cognomen habeant <text:span text:style-name="Default_20_Paragraph_20_Font"><text:span text:style-name="T6">ἅθλιοι</text:span></text:span><text:span text:style-name="Default_20_Paragraph_20_Font"><text:span text:style-name="T7">, </text:span></text:span>i. e. miseri, vel<text:line-break/>quod utrique communitur ab <text:span text:style-name="Default_20_Paragraph_20_Font"><text:span text:style-name="T6">ἀθλιοτητι</text:span></text:span><text:span text:style-name="Default_20_Paragraph_20_Font"><text:span text:style-name="T7">, </text:span></text:span>i. e. miseria,<text:line-break/>velut ab uno fonte cognomen tortili sint.</text:p>
      <text:h text:style-name="Heading_20_2" text:outline-level="2">Cap. XII. </text:h>
      <text:p text:style-name="P8">Posteaquam igitur de eo, quod in bonis<text:line-break/>corporis summum est, tractavimus, nimirum de bona<text:line-break/>valetudine, transeamus ad reliqua. Jam quod ad for-<text:line-break/>mam attluet, sic illis habet res,, ut non solum exerci-<text:line-break/>tatio athletica nihil con&amp;rat ad pulchritudinem, verum</text:p>
      <text:p text:style-name="P3">etiam multos ex istis optime composito corpore gymna-<text:line-break/>stae, qui eos curandos susceperant, supra modum sagi-<text:line-break/>nantes et <text:span text:style-name="Default_20_Paragraph_20_Font"><text:span text:style-name="T9">insarcient.es </text:span></text:span>carnibus et sanguine, in diversam<text:line-break/>corporis speciem perduxerint: nonuullos quoque facie<text:line-break/>prorsus deformi foedaque reddiderim, ' eos potissimum,<text:line-break/>quos ad pancratium aut pugilum certamen instituissent.<text:line-break/>Caeterum ubi tandem et membrum'aliquod fregerint, aut<text:line-break/>disturscrint, aut oculos extuderint, tum, opinor, tum<text:line-break/>vel maxime fructus artis ipsorum evidenter apparet, vi-<text:line-break/>delicet pulchritudo. Hunc ad modum illis res succensi<text:line-break/>ad Tonnae commodum, quamdiu fani sunt. Caeterum<text:line-break/>ubi desierint exerceri, simul et reliqua sensuum corporis<text:line-break/>organa pereunt, cunctaque, ut dixi, membra distorta<text:line-break/>nihil non reddunt deforme.</text:p>
      <text:h text:style-name="Heading_20_2" text:outline-level="2">Cap. XIII. </text:h>
      <text:p text:style-name="P8">At fortasse nihil quidem ex his omnibus,<text:line-break/>quae dicta sunt, sed robur sibi vindicabunt. Nam hoc, sat<text:line-break/>scio, dicturi sunt, unum illud esse omnium efficacissimam.<text:line-break/>Quod, persicos, robur? «ut ad quid utile? num ad agri-</text:p>
      <text:p text:style-name="P3">celationem? Perpulchre igitur vel fodere, veI metere, vel<text:line-break/>arare, aut aliud quippiam, quod ad agricolationem pertinet,<text:line-break/>possunt. Sed fortassis ad res bellicas valent. Rursus Euri-<text:line-break/>pidem huc mihi cita, qui laudes illorum canet bis verbis:</text:p>
      <text:p text:style-name="P1"><text:span text:style-name="Default_20_Paragraph_20_Font"><text:span text:style-name="T3">Num adversas hostes proeliabuntur, manu<text:line-break/>Discos serentes ?</text:span></text:span></text:p>
      <text:p text:style-name="Normal">Revera</text:p>
      <text:p text:style-name="P1"><text:span text:style-name="Default_20_Paragraph_20_Font"><text:span text:style-name="T3">rana fluat omnia haec.</text:span></text:span></text:p>
      <text:p text:style-name="P1"><text:span text:style-name="Default_20_Paragraph_20_Font"><text:span text:style-name="T3">Ubi cominus ferrum micare coeperit.</text:span></text:span></text:p>
      <text:p text:style-name="Normal">Caeterum adversus rigorem et aestum validi sunt, hoc<text:line-break/>ipso sane Herculem referentes, ut tum hieme, tum<text:line-break/>aestate, una pelle tegantur: ut incalceati perpetuo sub<text:line-break/>dio dormiant; humi cubantes. At enim in his omnibus<text:line-break/>pueris nuper natis sunt imbecilliores. Qua tandem igi-<text:line-break/>tur lu re roboris sin specimen edent ? aut unde sibi pla-<text:line-break/>cebunt et cristas erigent? Non sane in hoc, quod co.<text:line-break/>riarios, fabros, domorum aedificatores vel in palaestra<text:line-break/>dejiciant, vel lu stadio. Fortassis itaque in hoc, quod<text:line-break/>tota die pulverescunt, merito sibi gloriandum putabunt.</text:p>
      <text:p text:style-name="P3">Verum ista laus adest et coturnicibus et perdicibus,<text:line-break/>siquidem par est, ut hinc tollant cristas, quod toto die<text:line-break/>luto laventur. Sed age, per Iovem, Milo ille Grotonia-<text:line-break/>tes sublatum in humeros unum ex immolatis tauris olim<text:line-break/>per stadium bajulavit. O insignem dementiam istorum,<text:line-break/>qui ne hoc quidem intelligunt, quod paulo ante idem<text:line-break/>corpus rivi animantis gestarit illius anima; multoque<text:line-break/>sane minore labore portavit, quam Milo. Nam et cur-<text:line-break/>rere poterat, cum gestaret: attamen ea nullius erat pressi,<text:line-break/>quemadmodum nec Milonis anima. Declaravit autem et<text:line-break/>exitus hominis, quam nihil habuerit mentis. Cum enim<text:line-break/>aliquando conspiceret adolescentem cuneis immissis Ca-<text:line-break/>dentem ligna, illum quidem irrisum submovit: ipse non<text:line-break/>alio usus instrumento quam suis ipsius manibus, austu<text:line-break/>est lignum deducere: mox, quidquid habebat roboris, itt<text:line-break/>primo impetu colligens, diduxit arboris partes. Interim<text:line-break/>elapsis cuneis, cum reliquam arboris partem diducere non<text:line-break/>posset, diu quidem obnixus est, tandem victus non po-</text:p>
      <text:p text:style-name="P3">luit educere manus, fed a trunci partibus in fe coeun-<text:line-break/>tibus comprehensae, primum ipsae quidem contritae<text:line-break/>sunt, mox et Miloni miserandi exitii fuere causa. Plu-<text:line-break/>rimum igitur illi profuit in hoc, ne quid mali patere-<text:line-break/>tur, lu stadio gestare taurum mortuum. An Graecorum<text:line-break/>rempublicam servare potuisset id temporis, cum ad-<text:line-break/>versus barbarum bellum gerebant, Milonis vis,' quam<text:line-break/>lu gestando tauro declaravit, potius quam Themistoclis<text:line-break/>sapientia, qui primum recte interpretatus est oraculum,<text:line-break/>delude bellum, quemadmodum oportebat, gessit.</text:p>
      <text:p text:style-name="Normal"><text:span text:style-name="Default_20_Paragraph_20_Font"><text:span text:style-name="T3">Unicum entm consilium prudens mullos superat manus.<text:line-break/>Caeterum inscitia cum armis pejor esu quovis malo.</text:span></text:span></text:p>
      <text:p text:style-name="P1">i ,</text:p>
      <text:p text:style-name="Normal">Arbitror itaque jam perspicue declaratum, athletarum<text:line-break/>exercitationem nihil utilitatis afferre ad vitae functiones.<text:line-break/>Caeterum quod nec lu ipsis, quibus exercentur, ullius<text:line-break/>pretii sint, cognoscetis, si vobis retulero fabulam illam,<text:line-break/>quam vir quidam non inelegans epico carmine ornavit.</text:p>
      <text:p text:style-name="P3">Est autem huiusmodi: „Si Jovis voluntate cunctis ani-<text:line-break/>mentibus consensus ac societas contingeret in degenda<text:line-break/>vita, ut lu Olympia praeco non solum homines ad cer.<text:line-break/>tamen vocaret, sed omnibus etiam animalibus permitte-<text:line-break/>ret ad unum venire.stadium, nullus, opinor, hominum<text:line-break/>coronaretur. In eo enim certamlue, in quo curius ad<text:line-break/>viginti tria stadia porrigitur, unde et <text:span text:style-name="Default_20_Paragraph_20_Font"><text:span text:style-name="T6">δολιχον</text:span></text:span><text:span text:style-name="Default_20_Paragraph_20_Font"><text:span text:style-name="T7"> </text:span></text:span>appellant,<text:line-break/>equus, luquit, longe superabit: lu cursu vero breviore,<text:line-break/>qui non ultra stadium profertur, lepus feret praemiari.<text:line-break/>Caeterum in diaulo, in quo clusus ac recussus du-<text:line-break/>plicat stadium; primas feret caprea. Neque quisquam<text:line-break/>hominum in aliquo numero futurus est cursu pedum.<text:line-break/>O leves exercitationes vestras, <text:span text:style-name="Default_20_Paragraph_20_Font"><text:span text:style-name="T6">ἄθλιοι</text:span></text:span><text:span text:style-name="Default_20_Paragraph_20_Font"><text:span text:style-name="T7">, </text:span></text:span>id est, raiferi<text:line-break/>viri l lino ne Herculis quidem posterorum quisquam eis-<text:line-break/>phanto aut leone robustior apparebit. Arbitror autem<text:line-break/>futurum; ut in pugilum certamlue taurus coronam laturus<text:line-break/>sit. Et asinus, inquit, si'velit calcibus contendere, co-<text:line-break/>ronam auferet. Et in historia variorum eventuum scribere-<text:line-break/>tur, quod asinus in pancratio aliquando vicerit vicos. <text:span text:style-name="Default_20_Paragraph_20_Font"><text:span text:style-name="T3">Erat<text:line-break/>autem Qlympicts prima ac vigesima, cum vinceret rudit or. “</text:span></text:span></text:p>
      <text:p text:style-name="P3">Admodum venusta fabula haec declarat, robur athle-<text:line-break/>ticum non esse do numero eorum, quibus homiucs decet<text:line-break/>exerceri. Atqui si ne robore quidem antecellunt ani-<text:line-break/>mantibus athletae, quodnam ex caeteris bonis sibi vin-<text:line-break/>dicabunt?</text:p>
      <text:h text:style-name="Heading_20_2" text:outline-level="2">Cap. XIV. </text:h>
      <text:p text:style-name="P8">Quod si quis dicat voluptatem corporis<text:line-break/>inter bona numerandum, ne hujus quidem compotes sunt,<text:line-break/>neque quum exercentur, neque postquam ab exercita-<text:line-break/>tarne discesserint: quandoquidem, dum exercent athleti-<text:line-break/>cam, lu laboribus ac miseriis agunt, non tantum ob<text:line-break/>exercitia, verum etiam ob id, quod coguntur ad edaci-<text:line-break/>tatem. Quod si contigerit eos ab arte missionem acci-<text:line-break/>pere, plerisque corporis membris mutili sunt ac debiles.<text:line-break/>Ergo fortassis inde gloriantur, quod prae caeteris pluri-<text:line-break/>tuum colligunt et coacervant pecuniarum. Atqui, videre<text:line-break/>licet istos omnes aere alieno obstrictos, non solum id<text:line-break/>temporis, quo exercent artem athleticam, verum etiam<text:line-break/>cum ab ea dimissi sunt, nihilo lucernas athletam ditio-<text:line-break/>rem quovis viri divitis oeconomo. Quamquam ne id</text:p>
      <text:p text:style-name="P3">quidem per fe praeclarum est ex artu parare divitias, sid<text:line-break/>talem potius artem scire, quae fracta nari simul cum domi-<text:line-break/>no enatet e naufragio. Quod quidem nec his contingit, qui<text:line-break/>res procurant elicitum, neque publicanis neque negotia-<text:line-break/>toribus, et tamen hi maxime nitescunt e suis artibus.<text:line-break/>Caeterum si pereant illis pecuniae, simul et perit nego-<text:line-break/>tiatio, ad quam opus quidem habent aliqua forte pecu-<text:line-break/>niae. Caeterum si haec defit, non possunt instaurare pri-<text:line-break/>stinam negotiationem. Nemo enim iis mutuum credit<text:line-break/>absque pignoribus et hypothecis. Proinde si quis vestrum<text:line-break/>studet viam rationemque invenire ad parandas pecunias<text:line-break/>et tutam, nec infamem, ars aliqua exercenda est per<text:line-break/>omnem vitam permansura. Porro cum prima divisione<text:line-break/>in geminum discrimen artes distribuantur: quaedam enim<text:line-break/>ex his ratione constant, suntque liberales et honestae;<text:line-break/>quaedam contra illiberales, quod corporis laboribus con-<text:line-break/>stent, quas fedentarias ac manuarias vocant: praestiterit<text:line-break/>ex illo priore genere quampiam discere: nam posterius<text:line-break/>illud genus destituere solet senectute gravatos artifice!.</text:p>
      <text:p text:style-name="P3">Prioris autem generis fiunt Medicina, Rhetorica, Ma-<text:line-break/>lica, Geometria et Arithmetica, Dialectica, Astrono-<text:line-break/>mia , Grammatica ac Legum prudentia. Adde his,<text:line-break/>si velis, fingendi pingendique artificium r quamquam<text:line-break/>enim haec manuum constant opera, tamen earum exer-<text:line-break/>citatio non eget robore juvenili. Ex his igitur artibus<text:line-break/>aliquam deligere convenit, et exercere iuventutem, cui<text:line-break/>meus non sit omnino hebes ac rudis; vel harum potius<text:line-break/>optimam, quae quidem mea sententia est ars medendi.<text:line-break/>Hoc autem deinceps nobis erit demonstrand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2-10-20T10:08:00Z</meta:creation-date>
    <dc:date>2022-10-20T12:12:21.570000000</dc:date>
    <meta:editing-cycles>3</meta:editing-cycles>
    <meta:editing-duration>PT6M12S</meta:editing-duration>
    <meta:document-statistic meta:table-count="0" meta:image-count="0" meta:object-count="0" meta:page-count="39" meta:paragraph-count="115" meta:word-count="5362" meta:character-count="36289" meta:non-whitespace-character-count="31029"/>
    <meta:template xlink:type="simple" xlink:actuate="onRequest" xlink:title="" xlink:href="Normal.dotm"/>
  </office:meta>
</office:document-meta>
</file>